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 draw:opacity="50%"/>
      <style:paragraph-properties style:writing-mode="lr-tb" style:font-independent-line-spacing="false"/>
    </style:style>
    <style:style style:name="P8" style:family="paragraph">
      <loext:graphic-properties draw:fill="solid" draw:fill-color="#ffffff" draw:opacity="100%"/>
      <style:paragraph-properties style:writing-mode="lr-tb" style:font-independent-line-spacing="false"/>
      <style:text-properties fo:font-size="12pt"/>
    </style:style>
    <style:style style:name="T1" style:family="text">
      <style:text-properties style:language-asian="ru" style:country-asian="RU" style:language-complex="ar" style:country-complex="SA"/>
    </style:style>
    <style:style style:name="T2" style:family="text">
      <style:text-properties fo:font-size="12pt"/>
    </style:style>
    <style:style style:name="gr1" style:family="graphic">
      <style:graphic-properties draw:stroke="solid" svg:stroke-width="0.035cm" svg:stroke-color="#010a0a" svg:stroke-opacity="100%" draw:fill="solid" draw:fill-color="#ffffff" draw:opacity="100%" draw:textarea-horizontal-align="left" draw:textarea-vertical-align="middle" draw:auto-grow-height="false" draw:auto-grow-width="false" fo:padding-top="0.018cm" fo:padding-bottom="0.018cm" fo:padding-left="0.018cm" fo:padding-right="0.01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10a0a" draw:marker-end="a1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10a0a" svg:stroke-opacity="100%" draw:fill="solid" draw:fill-color="#ffffff" draw:opacity="100%" draw:textarea-horizontal-align="left" draw:textarea-vertical-align="middle" draw:auto-grow-height="false" draw:auto-grow-width="false" fo:padding-top="0.018cm" fo:padding-bottom="0.018cm" fo:padding-left="0.018cm" fo:padding-right="0.01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010a0a" draw:marker-end="a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35cm" svg:stroke-color="#010a0a" svg:stroke-opacity="100%" draw:fill="solid" draw:fill-color="#ffffff" draw:opacity="50%" draw:textarea-horizontal-align="left" draw:textarea-vertical-align="middle" draw:auto-grow-height="false" draw:auto-grow-width="false" fo:padding-top="0.018cm" fo:padding-bottom="0.018cm" fo:padding-left="0.018cm" fo:padding-right="0.01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35cm" svg:stroke-color="#010a0a" draw:marker-end="a7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35cm" svg:stroke-color="#010a0a" draw:marker-end="a11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010a0a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010a0a" draw:marker-end="a14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35cm" svg:stroke-color="#010a0a" draw:marker-end="a2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5cm" svg:stroke-color="#010a0a" draw:marker-end="a23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35cm" svg:stroke-color="#010a0a" draw:marker-end="a25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35cm" svg:stroke-color="#010a0a" draw:marker-end="a27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010a0a" draw:marker-end="a29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010a0a" draw:marker-end="a31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.035cm" svg:stroke-color="#010a0a" draw:marker-end="a33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35cm" svg:stroke-color="#010a0a" draw:marker-end="a42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5cm" svg:stroke-color="#010a0a" draw:marker-end="a46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.035cm" svg:stroke-color="#010a0a" svg:stroke-opacity="100%" draw:fill="solid" draw:fill-color="#ffffff" draw:opacity="100%" draw:textarea-horizontal-align="left" draw:textarea-vertical-align="middle" draw:auto-grow-height="false" draw:auto-grow-width="false" fo:min-height="1.653cm" fo:min-width="3.953cm" fo:padding-top="0.018cm" fo:padding-bottom="0.018cm" fo:padding-left="0.018cm" fo:padding-right="0.018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6" draw:name="Фигура8" draw:style-name="gr5" draw:text-style-name="P7" svg:width="3.467cm" svg:height="1.04cm" svg:x="6.465cm" svg:y="-1.259cm"><text:p text:style-name="P4"><text:s text:c="8"/>Начало <text:s text:c="6"/></text:p>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draw:connector text:anchor-type="paragraph" draw:z-index="1" draw:name="Фигура6" draw:style-name="gr2" draw:text-style-name="P6" draw:type="line" svg:x1="8.274cm" svg:y1="-0.209cm" svg:x2="8.274cm" svg:y2="0.75cm" svg:d="M8274-210v960" svg:viewBox="0 0 2 961"><text:p/></draw:connector><text:span text:style-name="Основной_20_шрифт_20_абзаца"><text:span text:style-name="T1"/></text:span></text:p>
      <text:p text:style-name="Standard"><draw:custom-shape text:anchor-type="paragraph" draw:z-index="32" draw:name="Фигура3" draw:style-name="gr3" draw:text-style-name="P5" svg:width="5.349cm" svg:height="1.512cm" svg:x="6.085cm" svg:y="0.28cm"><text:p text:style-name="P4"><text:s text:c="9"/>a b c</text:p><draw:enhanced-geometry svg:viewBox="0 0 21600 21600" draw:text-areas="?f22 ?f22 ?f28 ?f28" draw:glue-points="?f23 ?f31 ?f32 ?f29 ?f26 ?f33 ?f24 ?f34 ?f32 ?f25 ?f19 ?f33" draw:type="non-primitive" draw:modifiers="5400" draw:enhanced-path="M ?f11 ?f8 L ?f9 ?f8 ?f12 ?f9 ?f8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text:span text:style-name="Основной_20_шрифт_20_абзаца"><text:span text:style-name="T1"/></text:span></text:p>
      <text:p text:style-name="Standard"/>
      <text:p text:style-name="Standard"/>
      <text:p text:style-name="Standard"><draw:connector text:anchor-type="paragraph" draw:z-index="5" draw:name="Фигура6" draw:style-name="gr4" draw:text-style-name="P6" draw:type="line" svg:x1="8.218cm" svg:y1="0.332cm" svg:x2="8.236cm" svg:y2="1.298cm" svg:d="M8218 332l18 966" svg:viewBox="0 0 19 968"><text:p/></draw:connector><text:span text:style-name="Основной_20_шрифт_20_абзаца"><text:span text:style-name="T1"/></text:span></text:p>
      <text:p text:style-name="Standard"/>
      <text:p text:style-name="Standard"><draw:custom-shape text:anchor-type="paragraph" draw:z-index="34" draw:name="Фигура5" draw:style-name="gr19" draw:text-style-name="P8" svg:width="3.987cm" svg:height="1.687cm" svg:x="6.29cm" svg:y="0.24cm"><text:p text:style-name="P4"><text:span text:style-name="T2"><text:s text:c="8"/></text:span><text:span text:style-name="T2">D=b*b-4*a*c</text:span>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/></text:span></text:p>
      <text:p text:style-name="Standard"/>
      <text:p text:style-name="Standard"/>
      <text:p text:style-name="P1"/>
      <text:p text:style-name="Standard"><draw:connector text:anchor-type="paragraph" draw:z-index="7" draw:name="Фигура6" draw:style-name="gr6" draw:text-style-name="P6" draw:type="line" svg:x1="8.199cm" svg:y1="0.06cm" svg:x2="8.216cm" svg:y2="1.027cm" svg:d="M8199 60l17 967" svg:viewBox="0 0 19 968"><text:p/></draw:connector><text:span text:style-name="Основной_20_шрифт_20_абзаца"><text:span text:style-name="T1"/></text:span></text:p>
      <text:p text:style-name="Standard"/>
      <text:p text:style-name="Standard"><draw:custom-shape text:anchor-type="paragraph" draw:z-index="33" draw:name="Фигура4" draw:style-name="gr3" draw:text-style-name="P5" svg:width="4.308cm" svg:height="2.096cm" svg:x="6.024cm" svg:y="0.106cm"><text:p text:style-name="P4"><text:s text:c="6"/>D&gt;0</text:p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 <text:s text:c="100"/></text:p>
      <text:p text:style-name="Standard"><text:s text:c="50"/>Нет <text:s text:c="47"/>Да</text:p>
      <text:p text:style-name="Standard"><draw:connector text:anchor-type="paragraph" draw:z-index="9" draw:name="Фигура2" draw:style-name="gr8" draw:text-style-name="P6" draw:type="line" svg:x1="9.562cm" svg:y1="0.153cm" svg:x2="11.254cm" svg:y2="0.18cm" svg:d="M9562 153l1692 27" svg:viewBox="0 0 1693 28"><text:p/></draw:connector><draw:connector text:anchor-type="paragraph" draw:z-index="8" draw:name="Фигура6" draw:style-name="gr7" draw:text-style-name="P6" draw:type="line" svg:x1="11.259cm" svg:y1="0.169cm" svg:x2="11.259cm" svg:y2="1.136cm" svg:d="M11259 169v967" svg:viewBox="0 0 2 968"><text:p/></draw:connector><draw:connector text:anchor-type="paragraph" draw:z-index="10" draw:name="Фигура2" draw:style-name="gr8" draw:text-style-name="P6" draw:type="line" svg:x1="5.098cm" svg:y1="0.189cm" svg:x2="6.022cm" svg:y2="0.189cm" svg:d="M5098 189h924" svg:viewBox="0 0 926 2"><text:p/></draw:connector><draw:connector text:anchor-type="paragraph" draw:z-index="11" draw:name="Фигура6" draw:style-name="gr9" draw:text-style-name="P6" draw:type="line" svg:x1="5.098cm" svg:y1="0.189cm" svg:x2="5.098cm" svg:y2="1.155cm" svg:d="M5098 189v966" svg:viewBox="0 0 2 968"><text:p/></draw:connector><text:span text:style-name="Основной_20_шрифт_20_абзаца"><text:span text:style-name="T1"/></text:span></text:p>
      <text:p text:style-name="Standard"/>
      <text:p text:style-name="P2"><draw:custom-shape text:anchor-type="paragraph" draw:z-index="12" draw:name="Фигура3" draw:style-name="gr3" draw:text-style-name="P5" svg:width="5.349cm" svg:height="1.512cm" svg:x="1.981cm" svg:y="0.161cm"><text:p text:style-name="P4"><text:s text:c="8"/>Корней нет</text:p><draw:enhanced-geometry svg:viewBox="0 0 21600 21600" draw:text-areas="?f22 ?f22 ?f28 ?f28" draw:glue-points="?f23 ?f31 ?f32 ?f29 ?f26 ?f33 ?f24 ?f34 ?f32 ?f25 ?f19 ?f33" draw:type="non-primitive" draw:modifiers="5400" draw:enhanced-path="M ?f11 ?f8 L ?f9 ?f8 ?f12 ?f9 ?f8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text:anchor-type="paragraph" draw:z-index="13" draw:name="Фигура4" draw:style-name="gr3" draw:text-style-name="P5" xml:id="id1" draw:id="id1" svg:width="4.308cm" svg:height="2.096cm" svg:x="9.123cm" svg:y="0.143cm"><text:p text:style-name="P4"><text:s text:c="6"/>D=0</text:p><draw:enhanced-geometry svg:viewBox="0 0 21600 21600" draw:text-areas="?f27 ?f29 ?f28 ?f30" draw:glue-points="?f21 ?f22 ?f23 ?f24 ?f21 ?f25 ?f26 ?f24" draw:type="non-primitive" draw:enhanced-path="M ?f10 ?f8 L ?f9 ?f10 ?f10 ?f9 ?f8 ?f10 ?f10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5400 * ?f6"/><draw:equation draw:name="f12" draw:formula="16200 * ?f6"/><draw:equation draw:name="f13" draw:formula="16200 * ?f7"/><draw:equation draw:name="f14" draw:formula="5400 * ?f7"/><draw:equation draw:name="f15" draw:formula="10800 * ?f6"/><draw:equation draw:name="f16" draw:formula="0 * ?f7"/><draw:equation draw:name="f17" draw:formula="0 * ?f6"/><draw:equation draw:name="f18" draw:formula="10800 * ?f7"/><draw:equation draw:name="f19" draw:formula="21600 * ?f7"/><draw:equation draw:name="f20" draw:formula="21600 * ?f6"/><draw:equation draw:name="f21" draw:formula="?f15 / ?f6"/><draw:equation draw:name="f22" draw:formula="?f16 / ?f7"/><draw:equation draw:name="f23" draw:formula="?f17 / ?f6"/><draw:equation draw:name="f24" draw:formula="?f18 / ?f7"/><draw:equation draw:name="f25" draw:formula="?f19 / ?f7"/><draw:equation draw:name="f26" draw:formula="?f20 / ?f6"/><draw:equation draw:name="f27" draw:formula="?f11 / ?f6"/><draw:equation draw:name="f28" draw:formula="?f12 / ?f6"/><draw:equation draw:name="f29" draw:formula="?f14 / ?f7"/><draw:equation draw:name="f30" draw:formula="?f13 / ?f7"/></draw:enhanced-geometry></draw:custom-shape> <text:s text:c="108"/></text:p>
      <text:p text:style-name="P2"><draw:custom-shape text:anchor-type="paragraph" draw:z-index="3" draw:name="Фигура5" draw:style-name="gr3" draw:text-style-name="P5" svg:width="3.911cm" svg:height="1.684cm" svg:x="6.156cm" svg:y="1.753cm"><text:p text:style-name="P4"><text:s text:c="6"/>X1=(-b+⎷D)/(2*a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ustom-shape text:anchor-type="paragraph" draw:z-index="4" draw:name="Фигура5" draw:style-name="gr3" draw:text-style-name="P5" svg:width="3.911cm" svg:height="1.684cm" svg:x="6.137cm" svg:y="4.415cm"><text:p text:style-name="P4"><text:s text:c="6"/>X2=(-b-⎷D)/(2*a)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draw:connector text:anchor-type="paragraph" draw:z-index="14" draw:name="Фигура6" draw:style-name="gr10" draw:text-style-name="P6" draw:type="line" svg:x1="14.358cm" svg:y1="0.713cm" svg:x2="14.358cm" svg:y2="1.679cm" svg:d="M14358 713v966" svg:viewBox="0 0 2 968"><text:p/></draw:connector><draw:connector text:anchor-type="paragraph" draw:z-index="16" draw:name="Фигура2" draw:style-name="gr8" draw:text-style-name="P6" draw:type="line" svg:x1="8.197cm" svg:y1="0.713cm" svg:x2="9.121cm" svg:y2="0.713cm" svg:d="M8197 713h924" svg:viewBox="0 0 926 2"><text:p/></draw:connector><draw:connector text:anchor-type="paragraph" draw:z-index="17" draw:name="Фигура6" draw:style-name="gr11" draw:text-style-name="P6" draw:type="line" svg:x1="8.197cm" svg:y1="0.713cm" svg:x2="8.197cm" svg:y2="1.679cm" svg:d="M8197 713v966" svg:viewBox="0 0 2 968"><text:p/></draw:connector><draw:connector text:anchor-type="paragraph" draw:z-index="18" draw:name="Фигура6" draw:style-name="gr12" draw:text-style-name="P6" draw:type="line" svg:x1="14.434cm" svg:y1="3.468cm" svg:x2="14.434cm" svg:y2="4.434cm" svg:d="M14434 3468v966" svg:viewBox="0 0 2 968"><text:p/></draw:connector><draw:connector text:anchor-type="paragraph" draw:z-index="19" draw:name="Фигура6" draw:style-name="gr13" draw:text-style-name="P6" draw:type="line" svg:x1="8.199cm" svg:y1="3.436cm" svg:x2="8.199cm" svg:y2="4.403cm" svg:d="M8199 3436v967" svg:viewBox="0 0 2 968"><text:p/></draw:connector><draw:connector text:anchor-type="paragraph" draw:z-index="20" draw:name="Фигура6" draw:style-name="gr14" draw:text-style-name="P6" draw:type="line" svg:x1="8.255cm" svg:y1="6.098cm" svg:x2="8.255cm" svg:y2="7.064cm" svg:d="M8255 6098v966" svg:viewBox="0 0 2 968"><text:p/></draw:connector><draw:connector text:anchor-type="paragraph" draw:z-index="23" draw:name="Фигура6" draw:style-name="gr15" draw:text-style-name="P6" draw:type="line" svg:x1="14.492cm" svg:y1="6.117cm" svg:x2="14.492cm" svg:y2="7.084cm" svg:d="M14492 6117v967" svg:viewBox="0 0 2 968"><text:p/></draw:connector><draw:connector text:anchor-type="paragraph" draw:z-index="25" draw:name="Фигура6" draw:style-name="gr16" draw:text-style-name="P6" draw:type="line" svg:x1="7.878cm" svg:y1="8.632cm" svg:x2="7.932cm" svg:y2="12.104cm" svg:d="M7878 8632l54 3472" svg:viewBox="0 0 56 3473"><text:p/></draw:connector> <text:s text:c="51"/>Нет <text:s text:c="42"/>Да</text:p>
      <text:p text:style-name="Standard"><draw:connector text:anchor-type="paragraph" draw:z-index="15" draw:name="Фигура2" draw:style-name="gr8" draw:text-style-name="P6" draw:type="line" svg:x1="13.43cm" svg:y1="0.217cm" svg:x2="14.349cm" svg:y2="0.217cm" draw:start-shape="id1" svg:d="M13430 217h919" svg:viewBox="0 0 921 2"><text:p/></draw:connector><text:span text:style-name="Основной_20_шрифт_20_абзаца"><text:span text:style-name="T1"/></text:span></text:p>
      <text:p text:style-name="Standard"><draw:connector text:anchor-type="paragraph" draw:z-index="28" draw:name="Фигура2" draw:style-name="gr8" draw:text-style-name="P6" draw:type="line" svg:x1="3.828cm" svg:y1="0.212cm" svg:x2="3.755cm" svg:y2="9.583cm" svg:d="M3828 212l-73 9371" svg:viewBox="0 0 74 9373"><text:p/></draw:connector><text:span text:style-name="Основной_20_шрифт_20_абзаца"><text:span text:style-name="T1"/></text:span></text:p>
      <text:p text:style-name="Standard"><draw:custom-shape text:anchor-type="paragraph" draw:z-index="0" draw:name="Фигура5" draw:style-name="gr1" draw:text-style-name="P5" svg:width="3.2cm" svg:height="1.684cm" svg:x="13.107cm" svg:y="0.275cm"><text:p text:style-name="P4"><text:s text:c="7"/>X=(-b)/2*a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2" draw:name="Фигура5" draw:style-name="gr1" draw:text-style-name="P5" svg:width="3.44cm" svg:height="1.684cm" svg:x="12.949cm" svg:y="0.055cm"><text:p text:style-name="P4"><text:s text:c="7"/>X=(-b)/2*a</text:p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text:span text:style-name="Основной_20_шрифт_20_абзаца"><text:span text:style-name="T1"/></text:span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21" draw:name="Фигура3" draw:style-name="gr3" draw:text-style-name="P5" svg:width="5.349cm" svg:height="1.512cm" svg:x="5.188cm" svg:y="0.307cm"><text:p text:style-name="P4"><text:s text:c="8"/>2 Корня</text:p><draw:enhanced-geometry svg:viewBox="0 0 21600 21600" draw:text-areas="?f22 ?f22 ?f28 ?f28" draw:glue-points="?f23 ?f31 ?f32 ?f29 ?f26 ?f33 ?f24 ?f34 ?f32 ?f25 ?f19 ?f33" draw:type="non-primitive" draw:modifiers="5400" draw:enhanced-path="M ?f11 ?f8 L ?f9 ?f8 ?f12 ?f9 ?f8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draw:custom-shape text:anchor-type="paragraph" draw:z-index="22" draw:name="Фигура3" draw:style-name="gr3" draw:text-style-name="P5" svg:width="5.349cm" svg:height="1.512cm" svg:x="11.763cm" svg:y="0.242cm"><text:p text:style-name="P4"><text:s text:c="8"/>1 Корень</text:p><draw:enhanced-geometry svg:viewBox="0 0 21600 21600" draw:text-areas="?f22 ?f22 ?f28 ?f28" draw:glue-points="?f23 ?f31 ?f32 ?f29 ?f26 ?f33 ?f24 ?f34 ?f32 ?f25 ?f19 ?f33" draw:type="non-primitive" draw:modifiers="5400" draw:enhanced-path="M ?f11 ?f8 L ?f9 ?f8 ?f12 ?f9 ?f8 ?f9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21600 * 10800"/><draw:equation draw:name="f11" draw:formula="$0"/><draw:equation draw:name="f12" draw:formula="21600 - ?f11"/><draw:equation draw:name="f13" draw:formula="?f11 * 10"/><draw:equation draw:name="f14" draw:formula="0 * ?f7"/><draw:equation draw:name="f15" draw:formula="10800 * ?f6"/><draw:equation draw:name="f16" draw:formula="10800 * ?f7"/><draw:equation draw:name="f17" draw:formula="21600 * ?f7"/><draw:equation draw:name="f18" draw:formula="?f13 / 24"/><draw:equation draw:name="f19" draw:formula="?f11 / 2"/><draw:equation draw:name="f20" draw:formula="?f11 - 10800"/><draw:equation draw:name="f21" draw:formula="?f10 / ?f11"/><draw:equation draw:name="f22" draw:formula="?f18 + 1750"/><draw:equation draw:name="f23" draw:formula="10800 + ?f19"/><draw:equation draw:name="f24" draw:formula="10800 - ?f19"/><draw:equation draw:name="f25" draw:formula="if(?f20, ?f21, 21600)"/><draw:equation draw:name="f26" draw:formula="21600 - ?f19"/><draw:equation draw:name="f27" draw:formula="21600 - ?f21"/><draw:equation draw:name="f28" draw:formula="21600 - ?f22"/><draw:equation draw:name="f29" draw:formula="if(?f20, ?f27, 0)"/><draw:equation draw:name="f30" draw:formula="$0 / ?f6"/><draw:equation draw:name="f31" draw:formula="?f14 / ?f7"/><draw:equation draw:name="f32" draw:formula="?f15 / ?f6"/><draw:equation draw:name="f33" draw:formula="?f16 / ?f7"/><draw:equation draw:name="f34" draw:formula="?f17 / ?f7"/><draw:handle draw:handle-position="$0 0" draw:handle-range-x-minimum="0" draw:handle-range-x-maximum="21600"/></draw:enhanced-geometry></draw:custom-shape><text:span text:style-name="Основной_20_шрифт_20_абзаца"><text:span text:style-name="T1"/></text:span></text:p>
      <text:p text:style-name="Standard"/>
      <text:p text:style-name="Standard"/>
      <text:p text:style-name="Standard"><draw:connector text:anchor-type="paragraph" draw:z-index="27" draw:name="Фигура2" draw:style-name="gr8" draw:text-style-name="P6" draw:type="line" svg:x1="14.489cm" svg:y1="0.293cm" svg:x2="14.489cm" svg:y2="1.901cm" svg:d="M14489 293v1608" svg:viewBox="0 0 2 1610"><text:p/></draw:connector><text:span text:style-name="Основной_20_шрифт_20_абзаца"><text:span text:style-name="T1"/></text:span></text:p>
      <text:p text:style-name="Standard"/>
      <text:p text:style-name="Standard"/>
      <text:p text:style-name="Standard"><draw:connector text:anchor-type="paragraph" draw:z-index="26" draw:name="Фигура6" draw:style-name="gr17" draw:text-style-name="P6" draw:type="line" svg:x1="9.456cm" svg:y1="0.494cm" svg:x2="9.465cm" svg:y2="2.425cm" svg:d="M9456 494l9 1931" svg:viewBox="0 0 11 1933"><text:p/></draw:connector><draw:connector text:anchor-type="paragraph" draw:z-index="31" draw:name="Фигура2" draw:style-name="gr8" draw:text-style-name="P6" draw:type="line" svg:x1="14.487cm" svg:y1="0.441cm" svg:x2="9.463cm" svg:y2="0.556cm" svg:d="M14487 441l-5024 115" svg:viewBox="0 0 5025 116"><text:p/></draw:connector><text:span text:style-name="Основной_20_шрифт_20_абзаца"><text:span text:style-name="T1"/></text:span></text:p>
      <text:p text:style-name="P1"><draw:custom-shape text:anchor-type="paragraph" draw:z-index="24" draw:name="Фигура8" draw:style-name="gr5" draw:text-style-name="P7" svg:width="4.576cm" svg:height="1.04cm" svg:x="5.937cm" svg:y="1.886cm"><text:p text:style-name="P4"><text:s text:c="12"/>Конец</text:p><draw:enhanced-geometry svg:viewBox="0 0 21600 21600" draw:text-areas="?f81 ?f83 ?f82 ?f84" draw:glue-points="?f75 ?f76 ?f77 ?f78 ?f75 ?f79 ?f80 ?f78" draw:type="non-primitive" draw:enhanced-path="M ?f14 ?f13 A ?f124 ?f125 ?f126 ?f127 ?f14 ?f13 ?f121 ?f123 W ?f128 ?f129 ?f130 ?f131 ?f14 ?f13 ?f121 ?f123 A ?f171 ?f172 ?f173 ?f174 ?f121 ?f123 ?f168 ?f170 W ?f175 ?f176 ?f177 ?f178 ?f121 ?f123 ?f168 ?f170 L ?f17 ?f12 A ?f218 ?f219 ?f220 ?f221 ?f17 ?f12 ?f215 ?f217 W ?f222 ?f223 ?f224 ?f225 ?f17 ?f12 ?f215 ?f217 A ?f265 ?f266 ?f267 ?f268 ?f215 ?f217 ?f262 ?f264 W ?f269 ?f270 ?f271 ?f272 ?f215 ?f217 ?f262 ?f264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0"/><draw:equation draw:name="f13" draw:formula="21600"/><draw:equation draw:name="f14" draw:formula="3470"/><draw:equation draw:name="f15" draw:formula="3470"/><draw:equation draw:name="f16" draw:formula="0 - 10800"/><draw:equation draw:name="f17" draw:formula="18130"/><draw:equation draw:name="f18" draw:formula="18130 - 21600"/><draw:equation draw:name="f19" draw:formula="21600 - 10800"/><draw:equation draw:name="f20" draw:formula="0 - ?f14"/><draw:equation draw:name="f21" draw:formula="10800 - ?f13"/><draw:equation draw:name="f22" draw:formula="0 - ?f2"/><draw:equation draw:name="f23" draw:formula="abs(?f15)"/><draw:equation draw:name="f24" draw:formula="abs(?f16)"/><draw:equation draw:name="f25" draw:formula="if(?f16, 0, ?f1)"/><draw:equation draw:name="f26" draw:formula="if(?f16, ?f1, 0)"/><draw:equation draw:name="f27" draw:formula="21600 - ?f17"/><draw:equation draw:name="f28" draw:formula="10800 - ?f12"/><draw:equation draw:name="f29" draw:formula="abs(?f18)"/><draw:equation draw:name="f30" draw:formula="abs(?f19)"/><draw:equation draw:name="f31" draw:formula="if(?f19, 0, ?f1)"/><draw:equation draw:name="f32" draw:formula="if(?f19, ?f1, 0)"/><draw:equation draw:name="f33" draw:formula="1060 * ?f10"/><draw:equation draw:name="f34" draw:formula="20540 * ?f10"/><draw:equation draw:name="f35" draw:formula="18420 * ?f11"/><draw:equation draw:name="f36" draw:formula="3180 * ?f11"/><draw:equation draw:name="f37" draw:formula="abs(?f20)"/><draw:equation draw:name="f38" draw:formula="abs(?f21)"/><draw:equation draw:name="f39" draw:formula="if(?f20, ?f22, ?f2)"/><draw:equation draw:name="f40" draw:formula="if(?f20, ?f2, ?f22)"/><draw:equation draw:name="f41" draw:formula="if(?f20, ?f0, ?f2)"/><draw:equation draw:name="f42" draw:formula="if(?f20, ?f2, ?f0)"/><draw:equation draw:name="f43" draw:formula="if(?f15, ?f22, ?f2)"/><draw:equation draw:name="f44" draw:formula="if(?f15, ?f2, ?f22)"/><draw:equation draw:name="f45" draw:formula="if(?f15, ?f26, ?f25)"/><draw:equation draw:name="f46" draw:formula="if(?f15, ?f25, ?f26)"/><draw:equation draw:name="f47" draw:formula="abs(?f27)"/><draw:equation draw:name="f48" draw:formula="abs(?f28)"/><draw:equation draw:name="f49" draw:formula="if(?f27, ?f22, ?f2)"/><draw:equation draw:name="f50" draw:formula="if(?f27, ?f2, ?f22)"/><draw:equation draw:name="f51" draw:formula="if(?f27, ?f0, ?f2)"/><draw:equation draw:name="f52" draw:formula="if(?f27, ?f2, ?f0)"/><draw:equation draw:name="f53" draw:formula="if(?f18, ?f22, ?f2)"/><draw:equation draw:name="f54" draw:formula="if(?f18, ?f2, ?f22)"/><draw:equation draw:name="f55" draw:formula="if(?f18, ?f32, ?f31)"/><draw:equation draw:name="f56" draw:formula="if(?f18, ?f31, ?f32)"/><draw:equation draw:name="f57" draw:formula="10800 * ?f10"/><draw:equation draw:name="f58" draw:formula="0 * ?f11"/><draw:equation draw:name="f59" draw:formula="0 * ?f10"/><draw:equation draw:name="f60" draw:formula="10800 * ?f11"/><draw:equation draw:name="f61" draw:formula="21600 * ?f11"/><draw:equation draw:name="f62" draw:formula="21600 * ?f10"/><draw:equation draw:name="f63" draw:formula="if(?f20, ?f42, ?f41)"/><draw:equation draw:name="f64" draw:formula="if(?f20, ?f41, ?f42)"/><draw:equation draw:name="f65" draw:formula="if(?f21, ?f40, ?f39)"/><draw:equation draw:name="f66" draw:formula="if(?f16, ?f45, ?f46)"/><draw:equation draw:name="f67" draw:formula="if(?f16, ?f43, ?f44)"/><draw:equation draw:name="f68" draw:formula="if(?f27, ?f52, ?f51)"/><draw:equation draw:name="f69" draw:formula="if(?f27, ?f51, ?f52)"/><draw:equation draw:name="f70" draw:formula="if(?f28, ?f50, ?f49)"/><draw:equation draw:name="f71" draw:formula="if(?f19, ?f55, ?f56)"/><draw:equation draw:name="f72" draw:formula="if(?f19, ?f53, ?f54)"/><draw:equation draw:name="f73" draw:formula="if(?f21, ?f64, ?f63)"/><draw:equation draw:name="f74" draw:formula="if(?f28, ?f69, ?f68)"/><draw:equation draw:name="f75" draw:formula="?f57 / ?f10"/><draw:equation draw:name="f76" draw:formula="?f58 / ?f11"/><draw:equation draw:name="f77" draw:formula="?f59 / ?f10"/><draw:equation draw:name="f78" draw:formula="?f60 / ?f11"/><draw:equation draw:name="f79" draw:formula="?f61 / ?f11"/><draw:equation draw:name="f80" draw:formula="?f62 / ?f10"/><draw:equation draw:name="f81" draw:formula="?f33 / ?f10"/><draw:equation draw:name="f82" draw:formula="?f34 / ?f10"/><draw:equation draw:name="f83" draw:formula="?f36 / ?f11"/><draw:equation draw:name="f84" draw:formula="?f35 / ?f11"/><draw:equation draw:name="f85" draw:formula="21550000 - ?f65"/><draw:equation draw:name="f86" draw:formula="if(?f85, ?f65, 21550000)"/><draw:equation draw:name="f87" draw:formula="-21550000 - ?f86"/><draw:equation draw:name="f88" draw:formula="if(?f87, -21550000, ?f86)"/><draw:equation draw:name="f89" draw:formula="?f73 + ?f88"/><draw:equation draw:name="f90" draw:formula="?f73 + ?f2"/><draw:equation draw:name="f91" draw:formula="?f90 * ?f9 / ?f1"/><draw:equation draw:name="f92" draw:formula="0 - ?f91"/><draw:equation draw:name="f93" draw:formula="cos(?f92)"/><draw:equation draw:name="f94" draw:formula="0 - ?f93"/><draw:equation draw:name="f95" draw:formula="?f94 * ?f37"/><draw:equation draw:name="f96" draw:formula="sin(?f92)"/><draw:equation draw:name="f97" draw:formula="0 - ?f96"/><draw:equation draw:name="f98" draw:formula="?f97 * ?f38"/><draw:equation draw:name="f99" draw:formula="sqrt(?f95 * ?f95 + ?f98 * ?f98 + 0 * 0)"/><draw:equation draw:name="f100" draw:formula="?f37 * ?f38 / ?f99"/><draw:equation draw:name="f101" draw:formula="?f97 * ?f100"/><draw:equation draw:name="f102" draw:formula="?f14 - ?f101"/><draw:equation draw:name="f103" draw:formula="?f94 * ?f100"/><draw:equation draw:name="f104" draw:formula="?f13 - ?f103"/><draw:equation draw:name="f105" draw:formula="?f102 - ?f37"/><draw:equation draw:name="f106" draw:formula="?f104 - ?f38"/><draw:equation draw:name="f107" draw:formula="?f102 + ?f37"/><draw:equation draw:name="f108" draw:formula="?f104 + ?f38"/><draw:equation draw:name="f109" draw:formula="?f89 + ?f2"/><draw:equation draw:name="f110" draw:formula="?f109 * ?f9 / ?f1"/><draw:equation draw:name="f111" draw:formula="0 - ?f110"/><draw:equation draw:name="f112" draw:formula="cos(?f111)"/><draw:equation draw:name="f113" draw:formula="0 - ?f112"/><draw:equation draw:name="f114" draw:formula="?f113 * ?f37"/><draw:equation draw:name="f115" draw:formula="sin(?f111)"/><draw:equation draw:name="f116" draw:formula="0 - ?f115"/><draw:equation draw:name="f117" draw:formula="?f116 * ?f38"/><draw:equation draw:name="f118" draw:formula="sqrt(?f114 * ?f114 + ?f117 * ?f117 + 0 * 0)"/><draw:equation draw:name="f119" draw:formula="?f37 * ?f38 / ?f118"/><draw:equation draw:name="f120" draw:formula="?f116 * ?f119"/><draw:equation draw:name="f121" draw:formula="?f102 + ?f120"/><draw:equation draw:name="f122" draw:formula="?f113 * ?f119"/><draw:equation draw:name="f123" draw:formula="?f104 + ?f122"/><draw:equation draw:name="f124" draw:formula="if(?f88, ?f14, ?f105)"/><draw:equation draw:name="f125" draw:formula="if(?f88, ?f13, ?f106)"/><draw:equation draw:name="f126" draw:formula="if(?f88, ?f14, ?f107)"/><draw:equation draw:name="f127" draw:formula="if(?f88, ?f13, ?f108)"/><draw:equation draw:name="f128" draw:formula="if(?f88, ?f105, ?f121)"/><draw:equation draw:name="f129" draw:formula="if(?f88, ?f106, ?f123)"/><draw:equation draw:name="f130" draw:formula="if(?f88, ?f107, ?f121)"/><draw:equation draw:name="f131" draw:formula="if(?f88, ?f108, ?f123)"/><draw:equation draw:name="f132" draw:formula="21550000 - ?f67"/><draw:equation draw:name="f133" draw:formula="if(?f132, ?f67, 21550000)"/><draw:equation draw:name="f134" draw:formula="-21550000 - ?f133"/><draw:equation draw:name="f135" draw:formula="if(?f134, -21550000, ?f133)"/><draw:equation draw:name="f136" draw:formula="?f66 + ?f135"/><draw:equation draw:name="f137" draw:formula="?f66 + ?f2"/><draw:equation draw:name="f138" draw:formula="?f137 * ?f9 / ?f1"/><draw:equation draw:name="f139" draw:formula="0 - ?f138"/><draw:equation draw:name="f140" draw:formula="cos(?f139)"/><draw:equation draw:name="f141" draw:formula="0 - ?f140"/><draw:equation draw:name="f142" draw:formula="?f141 * ?f23"/><draw:equation draw:name="f143" draw:formula="sin(?f139)"/><draw:equation draw:name="f144" draw:formula="0 - ?f143"/><draw:equation draw:name="f145" draw:formula="?f144 * ?f24"/><draw:equation draw:name="f146" draw:formula="sqrt(?f142 * ?f142 + ?f145 * ?f145 + 0 * 0)"/><draw:equation draw:name="f147" draw:formula="?f23 * ?f24 / ?f146"/><draw:equation draw:name="f148" draw:formula="?f144 * ?f147"/><draw:equation draw:name="f149" draw:formula="?f121 - ?f148"/><draw:equation draw:name="f150" draw:formula="?f141 * ?f147"/><draw:equation draw:name="f151" draw:formula="?f123 - ?f150"/><draw:equation draw:name="f152" draw:formula="?f149 - ?f23"/><draw:equation draw:name="f153" draw:formula="?f151 - ?f24"/><draw:equation draw:name="f154" draw:formula="?f149 + ?f23"/><draw:equation draw:name="f155" draw:formula="?f151 + ?f24"/><draw:equation draw:name="f156" draw:formula="?f136 + ?f2"/><draw:equation draw:name="f157" draw:formula="?f156 * ?f9 / ?f1"/><draw:equation draw:name="f158" draw:formula="0 - ?f157"/><draw:equation draw:name="f159" draw:formula="cos(?f158)"/><draw:equation draw:name="f160" draw:formula="0 - ?f159"/><draw:equation draw:name="f161" draw:formula="?f160 * ?f23"/><draw:equation draw:name="f162" draw:formula="sin(?f158)"/><draw:equation draw:name="f163" draw:formula="0 - ?f162"/><draw:equation draw:name="f164" draw:formula="?f163 * ?f24"/><draw:equation draw:name="f165" draw:formula="sqrt(?f161 * ?f161 + ?f164 * ?f164 + 0 * 0)"/><draw:equation draw:name="f166" draw:formula="?f23 * ?f24 / ?f165"/><draw:equation draw:name="f167" draw:formula="?f163 * ?f166"/><draw:equation draw:name="f168" draw:formula="?f149 + ?f167"/><draw:equation draw:name="f169" draw:formula="?f160 * ?f166"/><draw:equation draw:name="f170" draw:formula="?f151 + ?f169"/><draw:equation draw:name="f171" draw:formula="if(?f135, ?f121, ?f152)"/><draw:equation draw:name="f172" draw:formula="if(?f135, ?f123, ?f153)"/><draw:equation draw:name="f173" draw:formula="if(?f135, ?f121, ?f154)"/><draw:equation draw:name="f174" draw:formula="if(?f135, ?f123, ?f155)"/><draw:equation draw:name="f175" draw:formula="if(?f135, ?f152, ?f168)"/><draw:equation draw:name="f176" draw:formula="if(?f135, ?f153, ?f170)"/><draw:equation draw:name="f177" draw:formula="if(?f135, ?f154, ?f168)"/><draw:equation draw:name="f178" draw:formula="if(?f135, ?f155, ?f170)"/><draw:equation draw:name="f179" draw:formula="21550000 - ?f70"/><draw:equation draw:name="f180" draw:formula="if(?f179, ?f70, 21550000)"/><draw:equation draw:name="f181" draw:formula="-21550000 - ?f180"/><draw:equation draw:name="f182" draw:formula="if(?f181, -21550000, ?f180)"/><draw:equation draw:name="f183" draw:formula="?f74 + ?f182"/><draw:equation draw:name="f184" draw:formula="?f74 + ?f2"/><draw:equation draw:name="f185" draw:formula="?f184 * ?f9 / ?f1"/><draw:equation draw:name="f186" draw:formula="0 - ?f185"/><draw:equation draw:name="f187" draw:formula="cos(?f186)"/><draw:equation draw:name="f188" draw:formula="0 - ?f187"/><draw:equation draw:name="f189" draw:formula="?f188 * ?f47"/><draw:equation draw:name="f190" draw:formula="sin(?f186)"/><draw:equation draw:name="f191" draw:formula="0 - ?f190"/><draw:equation draw:name="f192" draw:formula="?f191 * ?f48"/><draw:equation draw:name="f193" draw:formula="sqrt(?f189 * ?f189 + ?f192 * ?f192 + 0 * 0)"/><draw:equation draw:name="f194" draw:formula="?f47 * ?f48 / ?f193"/><draw:equation draw:name="f195" draw:formula="?f191 * ?f194"/><draw:equation draw:name="f196" draw:formula="?f17 - ?f195"/><draw:equation draw:name="f197" draw:formula="?f188 * ?f194"/><draw:equation draw:name="f198" draw:formula="?f12 - ?f197"/><draw:equation draw:name="f199" draw:formula="?f196 - ?f47"/><draw:equation draw:name="f200" draw:formula="?f198 - ?f48"/><draw:equation draw:name="f201" draw:formula="?f196 + ?f47"/><draw:equation draw:name="f202" draw:formula="?f198 + ?f48"/><draw:equation draw:name="f203" draw:formula="?f183 + ?f2"/><draw:equation draw:name="f204" draw:formula="?f203 * ?f9 / ?f1"/><draw:equation draw:name="f205" draw:formula="0 - ?f204"/><draw:equation draw:name="f206" draw:formula="cos(?f205)"/><draw:equation draw:name="f207" draw:formula="0 - ?f206"/><draw:equation draw:name="f208" draw:formula="?f207 * ?f47"/><draw:equation draw:name="f209" draw:formula="sin(?f205)"/><draw:equation draw:name="f210" draw:formula="0 - ?f209"/><draw:equation draw:name="f211" draw:formula="?f210 * ?f48"/><draw:equation draw:name="f212" draw:formula="sqrt(?f208 * ?f208 + ?f211 * ?f211 + 0 * 0)"/><draw:equation draw:name="f213" draw:formula="?f47 * ?f48 / ?f212"/><draw:equation draw:name="f214" draw:formula="?f210 * ?f213"/><draw:equation draw:name="f215" draw:formula="?f196 + ?f214"/><draw:equation draw:name="f216" draw:formula="?f207 * ?f213"/><draw:equation draw:name="f217" draw:formula="?f198 + ?f216"/><draw:equation draw:name="f218" draw:formula="if(?f182, ?f17, ?f199)"/><draw:equation draw:name="f219" draw:formula="if(?f182, ?f12, ?f200)"/><draw:equation draw:name="f220" draw:formula="if(?f182, ?f17, ?f201)"/><draw:equation draw:name="f221" draw:formula="if(?f182, ?f12, ?f202)"/><draw:equation draw:name="f222" draw:formula="if(?f182, ?f199, ?f215)"/><draw:equation draw:name="f223" draw:formula="if(?f182, ?f200, ?f217)"/><draw:equation draw:name="f224" draw:formula="if(?f182, ?f201, ?f215)"/><draw:equation draw:name="f225" draw:formula="if(?f182, ?f202, ?f217)"/><draw:equation draw:name="f226" draw:formula="21550000 - ?f72"/><draw:equation draw:name="f227" draw:formula="if(?f226, ?f72, 21550000)"/><draw:equation draw:name="f228" draw:formula="-21550000 - ?f227"/><draw:equation draw:name="f229" draw:formula="if(?f228, -21550000, ?f227)"/><draw:equation draw:name="f230" draw:formula="?f71 + ?f229"/><draw:equation draw:name="f231" draw:formula="?f71 + ?f2"/><draw:equation draw:name="f232" draw:formula="?f231 * ?f9 / ?f1"/><draw:equation draw:name="f233" draw:formula="0 - ?f232"/><draw:equation draw:name="f234" draw:formula="cos(?f233)"/><draw:equation draw:name="f235" draw:formula="0 - ?f234"/><draw:equation draw:name="f236" draw:formula="?f235 * ?f29"/><draw:equation draw:name="f237" draw:formula="sin(?f233)"/><draw:equation draw:name="f238" draw:formula="0 - ?f237"/><draw:equation draw:name="f239" draw:formula="?f238 * ?f30"/><draw:equation draw:name="f240" draw:formula="sqrt(?f236 * ?f236 + ?f239 * ?f239 + 0 * 0)"/><draw:equation draw:name="f241" draw:formula="?f29 * ?f30 / ?f240"/><draw:equation draw:name="f242" draw:formula="?f238 * ?f241"/><draw:equation draw:name="f243" draw:formula="?f215 - ?f242"/><draw:equation draw:name="f244" draw:formula="?f235 * ?f241"/><draw:equation draw:name="f245" draw:formula="?f217 - ?f244"/><draw:equation draw:name="f246" draw:formula="?f243 - ?f29"/><draw:equation draw:name="f247" draw:formula="?f245 - ?f30"/><draw:equation draw:name="f248" draw:formula="?f243 + ?f29"/><draw:equation draw:name="f249" draw:formula="?f245 + ?f30"/><draw:equation draw:name="f250" draw:formula="?f230 + ?f2"/><draw:equation draw:name="f251" draw:formula="?f250 * ?f9 / ?f1"/><draw:equation draw:name="f252" draw:formula="0 - ?f251"/><draw:equation draw:name="f253" draw:formula="cos(?f252)"/><draw:equation draw:name="f254" draw:formula="0 - ?f253"/><draw:equation draw:name="f255" draw:formula="?f254 * ?f29"/><draw:equation draw:name="f256" draw:formula="sin(?f252)"/><draw:equation draw:name="f257" draw:formula="0 - ?f256"/><draw:equation draw:name="f258" draw:formula="?f257 * ?f30"/><draw:equation draw:name="f259" draw:formula="sqrt(?f255 * ?f255 + ?f258 * ?f258 + 0 * 0)"/><draw:equation draw:name="f260" draw:formula="?f29 * ?f30 / ?f259"/><draw:equation draw:name="f261" draw:formula="?f257 * ?f260"/><draw:equation draw:name="f262" draw:formula="?f243 + ?f261"/><draw:equation draw:name="f263" draw:formula="?f254 * ?f260"/><draw:equation draw:name="f264" draw:formula="?f245 + ?f263"/><draw:equation draw:name="f265" draw:formula="if(?f229, ?f215, ?f246)"/><draw:equation draw:name="f266" draw:formula="if(?f229, ?f217, ?f247)"/><draw:equation draw:name="f267" draw:formula="if(?f229, ?f215, ?f248)"/><draw:equation draw:name="f268" draw:formula="if(?f229, ?f217, ?f249)"/><draw:equation draw:name="f269" draw:formula="if(?f229, ?f246, ?f262)"/><draw:equation draw:name="f270" draw:formula="if(?f229, ?f247, ?f264)"/><draw:equation draw:name="f271" draw:formula="if(?f229, ?f248, ?f262)"/><draw:equation draw:name="f272" draw:formula="if(?f229, ?f249, ?f264)"/></draw:enhanced-geometry></draw:custom-shape><draw:connector text:anchor-type="paragraph" draw:z-index="29" draw:name="Фигура6" draw:style-name="gr18" draw:text-style-name="P6" draw:type="line" svg:x1="6.722cm" svg:y1="0.333cm" svg:x2="6.722cm" svg:y2="1.882cm" svg:d="M6722 333v1549" svg:viewBox="0 0 2 1550"><text:p/></draw:connector><draw:connector text:anchor-type="paragraph" draw:z-index="30" draw:name="Фигура2" draw:style-name="gr8" draw:text-style-name="P6" draw:type="line" svg:x1="6.722cm" svg:y1="0.275cm" svg:x2="3.755cm" svg:y2="0.332cm" svg:d="M6722 275l-2967 57" svg:viewBox="0 0 2969 58"><text:p/></draw:connector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1" svg:viewBox="0 0 20 30" svg:d="M10 0l-10 30h20z"/>
    <draw:marker draw:name="a11" svg:viewBox="0 0 20 30" svg:d="M10 0l-10 30h20z"/>
    <draw:marker draw:name="a14" svg:viewBox="0 0 20 30" svg:d="M10 0l-10 30h20z"/>
    <draw:marker draw:name="a20" svg:viewBox="0 0 20 30" svg:d="M10 0l-10 30h20z"/>
    <draw:marker draw:name="a23" svg:viewBox="0 0 20 30" svg:d="M10 0l-10 30h20z"/>
    <draw:marker draw:name="a25" svg:viewBox="0 0 20 30" svg:d="M10 0l-10 30h20z"/>
    <draw:marker draw:name="a27" svg:viewBox="0 0 20 30" svg:d="M10 0l-10 30h20z"/>
    <draw:marker draw:name="a29" svg:viewBox="0 0 20 30" svg:d="M10 0l-10 30h20z"/>
    <draw:marker draw:name="a31" svg:viewBox="0 0 20 30" svg:d="M10 0l-10 30h20z"/>
    <draw:marker draw:name="a33" svg:viewBox="0 0 20 30" svg:d="M10 0l-10 30h20z"/>
    <draw:marker draw:name="a4" svg:viewBox="0 0 20 30" svg:d="M10 0l-10 30h20z"/>
    <draw:marker draw:name="a42" svg:viewBox="0 0 20 30" svg:d="M10 0l-10 30h20z"/>
    <draw:marker draw:name="a46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creation-date>2018-09-15T15:04:00Z</meta:creation-date>
    <dc:date>2018-09-22T17:43:56.904000000</dc:date>
    <meta:editing-cycles>3</meta:editing-cycles>
    <meta:editing-duration>PT1H3M47S</meta:editing-duration>
    <meta:document-statistic meta:table-count="0" meta:image-count="0" meta:object-count="0" meta:page-count="1" meta:paragraph-count="4" meta:word-count="4" meta:character-count="413" meta:non-whitespace-character-count="10"/>
    <meta:template xlink:type="simple" xlink:actuate="onRequest" xlink:title="" xlink:href="Normal"/>
  </office:meta>
</office:document-meta>
</file>